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roduct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anch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activado</text:p>
          </table:table-cell>
          <table:table-cell office:value-type="string" calcext:value-type="string">
            <text:p>ima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er prod</text:p>
          </table:table-cell>
          <table:table-cell office:value-type="string" calcext:value-type="string">
            <text:p>p1</text:p>
          </table:table-cell>
          <table:table-cell office:value-type="float" office:value="5.4" calcext:value-type="float">
            <text:p>5,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gundo prod</text:p>
          </table:table-cell>
          <table:table-cell office:value-type="string" calcext:value-type="string">
            <text:p>p2</text:p>
          </table:table-cell>
          <table:table-cell office:value-type="float" office:value="3.6" calcext:value-type="float">
            <text:p>3,6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clientes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s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alle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documen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<text:a xlink:href="mailto:facu.diaz777@gmail.com" xlink:type="simple">facu.diaz777@gmail.com</text:a></text:p>
          </table:table-cell>
          <table:table-cell office:value-type="string" calcext:value-type="string">
            <text:p>fdiaz777</text:p>
          </table:table-cell>
          <table:table-cell office:value-type="string" calcext:value-type="string">
            <text:p>lalal</text:p>
          </table:table-cell>
          <table:table-cell office:value-type="float" office:value="12345" calcext:value-type="float">
            <text:p>12345</text:p>
          </table:table-cell>
          <table:table-cell office:value-type="float" office:value="112233445" calcext:value-type="float">
            <text:p>112233445</text:p>
          </table:table-cell>
          <table:table-cell office:value-type="string" calcext:value-type="string">
            <text:p>ramos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gentina</text:p>
          </table:table-cell>
          <table:table-cell office:value-type="float" office:value="33626036" calcext:value-type="float">
            <text:p>33626036</text:p>
          </table:table-cell>
        </table:table-row>
      </table:table>
      <table:table table:name="pedid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clie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date" office:date-value="2017-09-16" calcext:value-type="date">
            <text:p>16/09/17</text:p>
          </table:table-cell>
          <table:table-cell office:value-type="string" calcext:value-type="string">
            <text:p>pedido</text:p>
          </table:table-cell>
        </table:table-row>
      </table:table>
      <table:table table:name="lineaspedido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pedido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unidades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</table:table>
      <table:table table:name="imagenesproductos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producto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des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ducto1.jpg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b.jpg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ducto1c.jp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cto2.jpg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cto2b.jpg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ducto2c.jp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08:38:45.560888339</meta:creation-date>
    <dc:date>2017-09-16T09:20:16.510193830</dc:date>
    <meta:editing-duration>PT9M41S</meta:editing-duration>
    <meta:editing-cycles>2</meta:editing-cycles>
    <meta:generator>LibreOffice/5.3.1.2$Linux_X86_64 LibreOffice_project/30m0$Build-2</meta:generator>
    <meta:document-statistic meta:table-count="5" meta:cell-count="100" meta:object-count="0"/>
  </office:meta>
</office:document-meta>
</file>